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T1" style:family="text">
      <style:text-properties fo:color="#0000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 <text:span text:style-name="T1">TABLE</text:span> MassBalance</text:p>
      <text:p text:style-name="P1">( </text:p>
      <text:p text:style-name="P1">m1 <text:span text:style-name="T1">float</text:span>,</text:p>
      <text:p text:style-name="P1">m2 <text:span text:style-name="T1">float</text:span>, </text:p>
      <text:p text:style-name="P1">m2b <text:span text:style-name="T1">float</text:span>, </text:p>
      <text:p text:style-name="P1">m3 <text:span text:style-name="T1">float</text:span>,</text:p>
      <text:p text:style-name="P1">V3 <text:span text:style-name="T1">float</text:span>,</text:p>
      <text:p text:style-name="P1">rho3 <text:span text:style-name="T1">float</text:span>,</text:p>
      <text:p text:style-name="P1">m2a <text:span text:style-name="T1">float</text:span>,</text:p>
      <text:p text:style-name="P1">m3vap <text:span text:style-name="T1">float</text:span>,</text:p>
      <text:p text:style-name="P1">m3a <text:span text:style-name="T1">float</text:span>,</text:p>
      <text:p text:style-name="P1">m3b <text:span text:style-name="T1">float</text:span>,</text:p>
      <text:p text:style-name="P1">m4 <text:span text:style-name="T1">float</text:span>,</text:p>
      <text:p text:style-name="P1">V4 <text:span text:style-name="T1">float</text:span>,</text:p>
      <text:p text:style-name="P1">rho4 <text:span text:style-name="T1">float</text:span>,</text:p>
      <text:p text:style-name="P1">m5 <text:span text:style-name="T1">float</text:span>,</text:p>
      <text:p text:style-name="P1">V5 <text:span text:style-name="T1">float</text:span>,</text:p>
      <text:p text:style-name="P1">rho5 <text:span text:style-name="T1">float</text:span>,</text:p>
      <text:p text:style-name="P1">m5b <text:span text:style-name="T1">float</text:span>,</text:p>
      <text:p text:style-name="P1">V5b <text:span text:style-name="T1">float</text:span>,</text:p>
      <text:p text:style-name="P1">m6 <text:span text:style-name="T1">float</text:span>,</text:p>
      <text:p text:style-name="P1">V6 <text:span text:style-name="T1">float</text:span>,</text:p>
      <text:p text:style-name="P1">rho6 <text:span text:style-name="T1">float</text:span>,</text:p>
      <text:p text:style-name="P1">m7 <text:span text:style-name="T1">float</text:span>,</text:p>
      <text:p text:style-name="P1">V7 <text:span text:style-name="T1">float</text:span>,</text:p>
      <text:p text:style-name="P1">rho7 <text:span text:style-name="T1">float</text:span>,</text:p>
      <text:p text:style-name="P1">Vol <text:span text:style-name="T1">float</text:span>,</text:p>
      <text:p text:style-name="P1"><text:span text:style-name="T1">timeStamp</text:span> <text:span text:style-name="T1">DateTime</text:span></text:p>
      <text:p text:style-name="P1">)</text:p>
      <text:p text:style-name="Standard"/>
      <text:p text:style-name="Standard"/>
      <text:p text:style-name="P1"><text:span text:style-name="T1">CREATE</text:span> <text:span text:style-name="T1">TABLE</text:span> MassBalanceSimulated</text:p>
      <text:p text:style-name="P1">( </text:p>
      <text:p text:style-name="P1">m1 <text:span text:style-name="T1">float</text:span>,</text:p>
      <text:p text:style-name="P1">m2 <text:span text:style-name="T1">float</text:span>, </text:p>
      <text:p text:style-name="P1">m2b <text:span text:style-name="T1">float</text:span>, </text:p>
      <text:p text:style-name="P1">m3 <text:span text:style-name="T1">float</text:span>,</text:p>
      <text:p text:style-name="P1">V3 <text:span text:style-name="T1">float</text:span>,</text:p>
      <text:p text:style-name="P1">rho3 <text:span text:style-name="T1">float</text:span>,</text:p>
      <text:p text:style-name="P1">m2a <text:span text:style-name="T1">float</text:span>,</text:p>
      <text:p text:style-name="P1">m3vap <text:span text:style-name="T1">float</text:span>,</text:p>
      <text:p text:style-name="P1">m3a <text:span text:style-name="T1">float</text:span>,</text:p>
      <text:p text:style-name="P1">m3b <text:span text:style-name="T1">float</text:span>,</text:p>
      <text:p text:style-name="P1">m4 <text:span text:style-name="T1">float</text:span>,</text:p>
      <text:p text:style-name="P1">V4 <text:span text:style-name="T1">float</text:span>,</text:p>
      <text:p text:style-name="P1">rho4 <text:span text:style-name="T1">float</text:span>,</text:p>
      <text:p text:style-name="P1">m5 <text:span text:style-name="T1">float</text:span>,</text:p>
      <text:p text:style-name="P1">V5 <text:span text:style-name="T1">float</text:span>,</text:p>
      <text:p text:style-name="P1">rho5 <text:span text:style-name="T1">float</text:span>,</text:p>
      <text:p text:style-name="P1">m5b <text:span text:style-name="T1">float</text:span>,</text:p>
      <text:p text:style-name="P1">V5b <text:span text:style-name="T1">float</text:span>,</text:p>
      <text:p text:style-name="P1"><text:soft-page-break/>m6 <text:span text:style-name="T1">float</text:span>,</text:p>
      <text:p text:style-name="P1">V6 <text:span text:style-name="T1">float</text:span>,</text:p>
      <text:p text:style-name="P1">rho6 <text:span text:style-name="T1">float</text:span>,</text:p>
      <text:p text:style-name="P1">m7 <text:span text:style-name="T1">float</text:span>,</text:p>
      <text:p text:style-name="P1">V7 <text:span text:style-name="T1">float</text:span>,</text:p>
      <text:p text:style-name="P1">rho7 <text:span text:style-name="T1">float</text:span>,</text:p>
      <text:p text:style-name="P1">Vol <text:span text:style-name="T1">float</text:span>,</text:p>
      <text:p text:style-name="P1"><text:span text:style-name="T1">timeStamp</text:span> <text:span text:style-name="T1">DateTime</text:span></text:p>
      <text:p text:style-name="P1">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0:53:31.591288015</meta:creation-date>
    <meta:generator>LibreOffice/7.3.7.2$Linux_X86_64 LibreOffice_project/30$Build-2</meta:generator>
    <dc:date>2023-09-25T21:04:28.985227242</dc:date>
    <meta:editing-duration>PT3M34S</meta:editing-duration>
    <meta:editing-cycles>2</meta:editing-cycles>
    <meta:document-statistic meta:table-count="0" meta:image-count="0" meta:object-count="0" meta:page-count="2" meta:paragraph-count="58" meta:word-count="114" meta:character-count="593" meta:non-whitespace-character-count="531"/>
  </office:meta>
</office:document-meta>
</file>